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[.A1]+[.B1]/60" office:value-type="float" office:value="45.95">
            <text:p>45,95</text:p>
          </table:table-cell>
          <table:table-cell table:formula="of:=([.C1]-[.$C$11])^2" office:value-type="float" office:value="0.000469444444444514">
            <text:p>0,000469444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[.A2]+[.B2]/60" office:value-type="float" office:value="45.95">
            <text:p>45,95</text:p>
          </table:table-cell>
          <table:table-cell table:formula="of:=([.C2]-[.$C$11])^2" office:value-type="float" office:value="0.000469444444444514">
            <text:p>0,000469444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formula="of:=[.A3]+[.B3]/60" office:value-type="float" office:value="45.9833333333333">
            <text:p>45,9833333333</text:p>
          </table:table-cell>
          <table:table-cell table:formula="of:=([.C3]-[.$C$11])^2" office:value-type="float" office:value="0.000136111111111029">
            <text:p>0,000136111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[.A4]+[.B4]/60" office:value-type="float" office:value="45.9666666666667">
            <text:p>45,9666666667</text:p>
          </table:table-cell>
          <table:table-cell table:formula="of:=([.C4]-[.$C$11])^2" office:value-type="float" office:value="0.0000250000000000256">
            <text:p>0,00002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[.A5]+[.B5]/60" office:value-type="float" office:value="45.95">
            <text:p>45,95</text:p>
          </table:table-cell>
          <table:table-cell table:formula="of:=([.C5]-[.$C$11])^2" office:value-type="float" office:value="0.000469444444444514">
            <text:p>0,000469444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formula="of:=[.A6]+[.B6]/60" office:value-type="float" office:value="45.9833333333333">
            <text:p>45,9833333333</text:p>
          </table:table-cell>
          <table:table-cell table:formula="of:=([.C6]-[.$C$11])^2" office:value-type="float" office:value="0.000136111111111029">
            <text:p>0,000136111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A7]+[.B7]/60" office:value-type="float" office:value="46">
            <text:p>46</text:p>
          </table:table-cell>
          <table:table-cell table:formula="of:=([.C7]-[.$C$11])^2" office:value-type="float" office:value="0.000802777777777525">
            <text:p>0,000802777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formula="of:=[.A8]+[.B8]/60" office:value-type="float" office:value="45.9833333333333">
            <text:p>45,9833333333</text:p>
          </table:table-cell>
          <table:table-cell table:formula="of:=([.C8]-[.$C$11])^2" office:value-type="float" office:value="0.000136111111111029">
            <text:p>0,000136111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A9]+[.B9]/60" office:value-type="float" office:value="46">
            <text:p>46</text:p>
          </table:table-cell>
          <table:table-cell table:formula="of:=([.C9]-[.$C$11])^2" office:value-type="float" office:value="0.000802777777777525">
            <text:p>0,000802777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[.A10]+[.B10]/60" office:value-type="float" office:value="45.95">
            <text:p>45,95</text:p>
          </table:table-cell>
          <table:table-cell table:formula="of:=([.C10]-[.$C$11])^2" office:value-type="float" office:value="0.000469444444444514">
            <text:p>0,0004694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1:.C10])/10" office:value-type="float" office:value="45.9716666666667">
            <text:p>45,9716666667</text:p>
          </table:table-cell>
          <table:table-cell table:formula="of:=SUM([.D1:.D10])/10" office:value-type="float" office:value="0.000391666666666622">
            <text:p>0,0003916667</text:p>
          </table:table-cell>
          <table:table-cell table:formula="of:=SQRT([.D11]+1/(60*60))" office:value-type="float" office:value="0.0258736244937658">
            <text:p>0,0258736245</text:p>
          </table:table-cell>
          <table:table-cell table:formula="of:=[.E11]*60" office:value-type="float" office:value="1.55241746962595">
            <text:p>1,552417469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1]/[.C11]" office:value-type="float" office:value="0.0337690056112667">
            <text:p>0,0337690056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table:number-columns-repeated="9"/>
        </table:table-row>
        <table:table-row table:style-name="ro1">
          <table:table-cell office:value-type="float" office:value="589.6">
            <text:p>589,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table:formula="of:=[.A15]+[.B15]/60" office:value-type="float" office:value="20.7333333333333">
            <text:p>20,7333333333</text:p>
          </table:table-cell>
          <table:table-cell table:formula="of:=589/SIN((2*PI()/360)*[.C15])" office:value-type="float" office:value="1663.75249539053">
            <text:p>1663,7524953905</text:p>
          </table:table-cell>
          <table:table-cell table:number-columns-repeated="5"/>
          <table:table-cell table:formula="of:=1/600*1000000" office:value-type="float" office:value="1666.66666666667">
            <text:p>1666,6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A16]+[.B16]/60" office:value-type="float" office:value="20.8333333333333">
            <text:p>20,8333333333</text:p>
          </table:table-cell>
          <table:table-cell table:formula="of:=589.6/SIN((2*PI()/360)*[.C16])" office:value-type="float" office:value="1657.80609323395">
            <text:p>1657,80609323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[.A17]+[.B17]/60" office:value-type="float" office:value="45.7333333333333">
            <text:p>45,7333333333</text:p>
          </table:table-cell>
          <table:table-cell table:formula="of:=589*2/SIN((2*PI()/360)*[.C17])" office:value-type="float" office:value="1645.02409359362">
            <text:p>1645,0240935936</text:p>
          </table:table-cell>
          <table:table-cell table:number-columns-repeated="3"/>
          <table:table-cell table:formula="of:=SIN((2*PI()/360)*270)"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formula="of:=[.A18]+[.B18]/60" office:value-type="float" office:value="45.85">
            <text:p>45,85</text:p>
          </table:table-cell>
          <table:table-cell table:formula="of:=589.6*2/SIN((2*PI()/360)*[.C18])" office:value-type="float" office:value="1643.4414286426">
            <text:p>1643,44142864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15:.D18])/4" office:value-type="float" office:value="1652.50602771518">
            <text:p>1652,5060277152</text:p>
          </table:table-cell>
          <table:table-cell table:formula="of:=[.F12]*[.D19]" office:value-type="float" office:value="55.8034853225659">
            <text:p>55,8034853226</text:p>
          </table:table-cell>
          <table:table-cell table:number-columns-repeated="4"/>
          <table:table-cell table:formula="of:=10/1650" office:value-type="float" office:value="0.00606060606060606">
            <text:p>0,0060606061</text:p>
          </table:table-cell>
        </table:table-row>
        <table:table-row table:style-name="ro1">
          <table:table-cell table:number-columns-repeated="8"/>
          <table:table-cell table:formula="of:=([.J19]+(4/60)/[.E21])/2" office:value-type="float" office:value="0.00538740379636078">
            <text:p>0,005387403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([.A21]+[.B21]/60)+([.C21]+[.D21]/60))/2" office:value-type="float" office:value="14.1416666666667">
            <text:p>14,1416666667</text:p>
          </table:table-cell>
          <table:table-cell table:formula="of:=ROUNDDOWN([.E21];0)" office:value-type="float" office:value="14">
            <text:p>14</text:p>
          </table:table-cell>
          <table:table-cell table:formula="of:=([.E21]-[.F21])*60" office:value-type="float" office:value="8.49999999999994">
            <text:p>8,5</text:p>
          </table:table-cell>
          <table:table-cell table:formula="of:=SIN((2*PI()/360)*[.E21])*[.$D$19]" office:value-type="float" office:value="403.74069926746">
            <text:p>403,7406992675</text:p>
          </table:table-cell>
          <table:table-cell table:formula="of:=[.H21]*[.$I$20]" office:value-type="float" office:value="2.17511417597887">
            <text:p>2,17511417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([.A22]+[.B22]/60)+([.C22]+[.D22]/60))/2" office:value-type="float" office:value="14.275">
            <text:p>14,275</text:p>
          </table:table-cell>
          <table:table-cell table:formula="of:=ROUNDDOWN([.E22];0)" office:value-type="float" office:value="14">
            <text:p>14</text:p>
          </table:table-cell>
          <table:table-cell table:formula="of:=([.E22]-[.F22])*60" office:value-type="float" office:value="16.5">
            <text:p>16,5</text:p>
          </table:table-cell>
          <table:table-cell table:formula="of:=SIN((2*PI()/360)*[.E22])*[.$D$19]" office:value-type="float" office:value="407.468617706327">
            <text:p>407,4686177063</text:p>
          </table:table-cell>
          <table:table-cell table:formula="of:=[.H22]*[.$I$20]" office:value-type="float" office:value="2.19519797792895">
            <text:p>2,195197977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([.A23]+[.B23]/60)+([.C23]+[.D23]/60))/2" office:value-type="float" office:value="15.2583333333333">
            <text:p>15,2583333333</text:p>
          </table:table-cell>
          <table:table-cell table:formula="of:=ROUNDDOWN([.E23];0)" office:value-type="float" office:value="15">
            <text:p>15</text:p>
          </table:table-cell>
          <table:table-cell table:formula="of:=([.E23]-[.F23])*60" office:value-type="float" office:value="15.5">
            <text:p>15,5</text:p>
          </table:table-cell>
          <table:table-cell table:formula="of:=SIN((2*PI()/360)*[.E23])*[.$D$19]" office:value-type="float" office:value="434.892546759728">
            <text:p>434,8925467597</text:p>
          </table:table-cell>
          <table:table-cell table:formula="of:=[.H23]*[.$I$20]" office:value-type="float" office:value="2.34294175742237">
            <text:p>2,342941757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([.A24]+[.B24]/60)+([.C24]+[.D24]/60))/2" office:value-type="float" office:value="17.2333333333333">
            <text:p>17,2333333333</text:p>
          </table:table-cell>
          <table:table-cell table:formula="of:=ROUNDDOWN([.E24];0)" office:value-type="float" office:value="17">
            <text:p>17</text:p>
          </table:table-cell>
          <table:table-cell table:formula="of:=([.E24]-[.F24])*60" office:value-type="float" office:value="14.0000000000001">
            <text:p>14</text:p>
          </table:table-cell>
          <table:table-cell table:formula="of:=SIN((2*PI()/360)*[.E24])*[.$D$19]" office:value-type="float" office:value="489.577646537212">
            <text:p>489,5776465372</text:p>
          </table:table-cell>
          <table:table-cell table:formula="of:=[.H24]*[.$I$20]" office:value-type="float" office:value="2.63755247156795">
            <text:p>2,637552471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([.A25]+[.B25]/60)+([.C25]+[.D25]/60))/2" office:value-type="float" office:value="17.3583333333333">
            <text:p>17,3583333333</text:p>
          </table:table-cell>
          <table:table-cell table:formula="of:=ROUNDDOWN([.E25];0)" office:value-type="float" office:value="17">
            <text:p>17</text:p>
          </table:table-cell>
          <table:table-cell table:formula="of:=([.E25]-[.F25])*60" office:value-type="float" office:value="21.5000000000001">
            <text:p>21,5</text:p>
          </table:table-cell>
          <table:table-cell table:formula="of:=SIN((2*PI()/360)*[.E25])*[.$D$19]" office:value-type="float" office:value="493.019835929596">
            <text:p>493,0198359296</text:p>
          </table:table-cell>
          <table:table-cell table:formula="of:=[.H25]*[.$I$20]" office:value-type="float" office:value="2.65609693576828">
            <text:p>2,656096935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f:=(([.A26]+[.B26]/60)+([.C26]+[.D26]/60))/2" office:value-type="float" office:value="19.2416666666667">
            <text:p>19,2416666667</text:p>
          </table:table-cell>
          <table:table-cell table:formula="of:=ROUNDDOWN([.E26];0)" office:value-type="float" office:value="19">
            <text:p>19</text:p>
          </table:table-cell>
          <table:table-cell table:formula="of:=([.E26]-[.F26])*60" office:value-type="float" office:value="14.5">
            <text:p>14,5</text:p>
          </table:table-cell>
          <table:table-cell table:formula="of:=SIN((2*PI()/360)*[.E26])*[.$D$19]" office:value-type="float" office:value="544.588863607946">
            <text:p>544,5888636079</text:p>
          </table:table-cell>
          <table:table-cell table:formula="of:=[.H26]*[.$I$20]" office:value-type="float" office:value="2.93392011125725">
            <text:p>2,933920111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formula="of:=(([.A27]+[.B27]/60)+([.C27]+[.D27]/60))/2" office:value-type="float" office:value="20.3666666666667">
            <text:p>20,3666666667</text:p>
          </table:table-cell>
          <table:table-cell table:formula="of:=ROUNDDOWN([.E27];0)" office:value-type="float" office:value="20">
            <text:p>20</text:p>
          </table:table-cell>
          <table:table-cell table:formula="of:=([.E27]-[.F27])*60" office:value-type="float" office:value="22">
            <text:p>22</text:p>
          </table:table-cell>
          <table:table-cell table:formula="of:=SIN((2*PI()/360)*[.E27])*[.$D$19]" office:value-type="float" office:value="575.116219233899">
            <text:p>575,1162192339</text:p>
          </table:table-cell>
          <table:table-cell table:formula="of:=[.H27]*[.$I$20]" office:value-type="float" office:value="3.09838330284936">
            <text:p>3,098383302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(([.A28]+[.B28]/60)+([.C28]+[.D28]/60))/2" office:value-type="float" office:value="20.425">
            <text:p>20,425</text:p>
          </table:table-cell>
          <table:table-cell table:formula="of:=ROUNDDOWN([.E28];0)" office:value-type="float" office:value="20">
            <text:p>20</text:p>
          </table:table-cell>
          <table:table-cell table:formula="of:=([.E28]-[.F28])*60" office:value-type="float" office:value="25.4999999999998">
            <text:p>25,5</text:p>
          </table:table-cell>
          <table:table-cell table:formula="of:=SIN((2*PI()/360)*[.E28])*[.$D$19]" office:value-type="float" office:value="576.693173909633">
            <text:p>576,6931739096</text:p>
          </table:table-cell>
          <table:table-cell table:formula="of:=[.H28]*[.$I$20]" office:value-type="float" office:value="3.10687899445611">
            <text:p>3,106878994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(([.A29]+[.B29]/60)+([.C29]+[.D29]/60))/2" office:value-type="float" office:value="20.75">
            <text:p>20,75</text:p>
          </table:table-cell>
          <table:table-cell table:formula="of:=ROUNDDOWN([.E29];0)" office:value-type="float" office:value="20">
            <text:p>20</text:p>
          </table:table-cell>
          <table:table-cell table:formula="of:=([.E29]-[.F29])*60" office:value-type="float" office:value="45">
            <text:p>45</text:p>
          </table:table-cell>
          <table:table-cell table:formula="of:=SIN((2*PI()/360)*[.E29])*[.$D$19]" office:value-type="float" office:value="585.468075856692">
            <text:p>585,4680758567</text:p>
          </table:table-cell>
          <table:table-cell table:formula="of:=[.H29]*[.$I$20]" office:value-type="float" office:value="3.15415293451838">
            <text:p>3,15415293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(([.A30]+[.B30]/60)+([.C30]+[.D30]/60))/2" office:value-type="float" office:value="21.4666666666667">
            <text:p>21,4666666667</text:p>
          </table:table-cell>
          <table:table-cell table:formula="of:=ROUNDDOWN([.E30];0)" office:value-type="float" office:value="21">
            <text:p>21</text:p>
          </table:table-cell>
          <table:table-cell table:formula="of:=([.E30]-[.F30])*60" office:value-type="float" office:value="28.0000000000001">
            <text:p>28</text:p>
          </table:table-cell>
          <table:table-cell table:formula="of:=SIN((2*PI()/360)*[.E30])*[.$D$19]" office:value-type="float" office:value="604.75089063368">
            <text:p>604,7508906337</text:p>
          </table:table-cell>
          <table:table-cell table:formula="of:=[.H30]*[.$I$20]" office:value-type="float" office:value="3.25803724405245">
            <text:p>3,258037244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formula="of:=(([.A31]+[.B31]/60)+([.C31]+[.D31]/60))/2" office:value-type="float" office:value="21.6833333333333">
            <text:p>21,6833333333</text:p>
          </table:table-cell>
          <table:table-cell table:formula="of:=ROUNDDOWN([.E31];0)" office:value-type="float" office:value="21">
            <text:p>21</text:p>
          </table:table-cell>
          <table:table-cell table:formula="of:=([.E31]-[.F31])*60" office:value-type="float" office:value="41">
            <text:p>41</text:p>
          </table:table-cell>
          <table:table-cell table:formula="of:=SIN((2*PI()/360)*[.E31])*[.$D$19]" office:value-type="float" office:value="610.562090345071">
            <text:p>610,5620903451</text:p>
          </table:table-cell>
          <table:table-cell table:formula="of:=[.H31]*[.$I$20]" office:value-type="float" office:value="3.28934452343901">
            <text:p>3,289344523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([.A32]+[.B32]/60)+([.C32]+[.D32]/60))/2" office:value-type="float" office:value="22.0916666666667">
            <text:p>22,0916666667</text:p>
          </table:table-cell>
          <table:table-cell table:formula="of:=ROUNDDOWN([.E32];0)" office:value-type="float" office:value="22">
            <text:p>22</text:p>
          </table:table-cell>
          <table:table-cell table:formula="of:=([.E32]-[.F32])*60" office:value-type="float" office:value="5.50000000000011">
            <text:p>5,5</text:p>
          </table:table-cell>
          <table:table-cell table:formula="of:=SIN((2*PI()/360)*[.E32])*[.$D$19]" office:value-type="float" office:value="621.490167418521">
            <text:p>621,4901674185</text:p>
          </table:table-cell>
          <table:table-cell table:formula="of:=[.H32]*[.$I$20]" office:value-type="float" office:value="3.34821848735144">
            <text:p>3,348218487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([.A33]+[.B33]/60)+([.C33]+[.D33]/60))/2" office:value-type="float" office:value="23.9333333333333">
            <text:p>23,9333333333</text:p>
          </table:table-cell>
          <table:table-cell table:formula="of:=ROUNDDOWN([.E33];0)" office:value-type="float" office:value="23">
            <text:p>23</text:p>
          </table:table-cell>
          <table:table-cell table:formula="of:=([.E33]-[.F33])*60" office:value-type="float" office:value="56">
            <text:p>56</text:p>
          </table:table-cell>
          <table:table-cell table:formula="of:=SIN((2*PI()/360)*[.E33])*[.$D$19]" office:value-type="float" office:value="670.37775461073">
            <text:p>670,3777546107</text:p>
          </table:table-cell>
          <table:table-cell table:formula="of:=[.H33]*[.$I$20]" office:value-type="float" office:value="3.61159566018566">
            <text:p>3,61159566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(([.A34]+[.B34]/60)+([.C34]+[.D34]/60))/2" office:value-type="float" office:value="24.6583333333333">
            <text:p>24,6583333333</text:p>
          </table:table-cell>
          <table:table-cell table:formula="of:=ROUNDDOWN([.E34];0)" office:value-type="float" office:value="24">
            <text:p>24</text:p>
          </table:table-cell>
          <table:table-cell table:formula="of:=([.E34]-[.F34])*60" office:value-type="float" office:value="39.4999999999999">
            <text:p>39,5</text:p>
          </table:table-cell>
          <table:table-cell table:formula="of:=SIN((2*PI()/360)*[.E34])*[.$D$19]" office:value-type="float" office:value="689.435888491782">
            <text:p>689,4358884918</text:p>
          </table:table-cell>
          <table:table-cell table:formula="of:=[.H34]*[.$I$20]" office:value-type="float" office:value="3.71426952300799">
            <text:p>3,71426952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formula="of:=(([.A35]+[.B35]/60)+([.C35]+[.D35]/60))/2" office:value-type="float" office:value="44.0333333333333">
            <text:p>44,0333333333</text:p>
          </table:table-cell>
          <table:table-cell table:formula="of:=ROUNDDOWN([.E35];0)" office:value-type="float" office:value="44">
            <text:p>44</text:p>
          </table:table-cell>
          <table:table-cell table:formula="of:=([.E35]-[.F35])*60" office:value-type="float" office:value="1.99999999999989">
            <text:p>2</text:p>
          </table:table-cell>
          <table:table-cell table:formula="of:=SIN((2*PI()/360)*[.E35])*[.$D$19]/2" office:value-type="float" office:value="574.309257739453">
            <text:p>574,3092577395</text:p>
          </table:table-cell>
          <table:table-cell table:formula="of:=[.H35]*[.$I$20]" office:value-type="float" office:value="3.09403587543067">
            <text:p>3,094035875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table:formula="of:=(([.A36]+[.B36]/60)+([.C36]+[.D36]/60))/2" office:value-type="float" office:value="44.2833333333333">
            <text:p>44,2833333333</text:p>
          </table:table-cell>
          <table:table-cell table:formula="of:=ROUNDDOWN([.E36];0)" office:value-type="float" office:value="44">
            <text:p>44</text:p>
          </table:table-cell>
          <table:table-cell table:formula="of:=([.E36]-[.F36])*60" office:value-type="float" office:value="16.9999999999999">
            <text:p>17</text:p>
          </table:table-cell>
          <table:table-cell table:formula="of:=SIN((2*PI()/360)*[.E36])*[.$D$19]/2" office:value-type="float" office:value="576.895695312527">
            <text:p>576,8956953125</text:p>
          </table:table-cell>
          <table:table-cell table:formula="of:=[.H36]*[.$I$20]" office:value-type="float" office:value="3.1079700590309">
            <text:p>3,107970059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0.03*[.E39]" office:value-type="float" office:value="0.0505031239909856">
            <text:p>0,050503124</text:p>
          </table:table-cell>
          <table:table-cell table:formula="of:=2000/([.$D$19]*COS((2*PI()/360)*[.E35]))" office:value-type="float" office:value="1.68343746636619">
            <text:p>1,6834374664</text:p>
          </table:table-cell>
          <table:table-cell table:formula="of:=1/([.$D$19]*COS((2*PI()/360)*[.E27]))" office:value-type="float" office:value="0.00064549487019739">
            <text:p>0,0006454949</text:p>
          </table:table-cell>
          <table:table-cell table:formula="of:=0.03*[.F39]" office:value-type="float" office:value="0.0000193648461059217">
            <text:p>1,93648461059217E-0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0.03*[.E40]" office:value-type="float" office:value="0.0000506100341497738">
            <text:p>0,00005061</text:p>
          </table:table-cell>
          <table:table-cell table:formula="of:=(2*PI()/360)*([.E36]-[.E35])/([.H36]-[.H35])" office:value-type="float" office:value="0.00168700113832579">
            <text:p>0,0016870011</text:p>
          </table:table-cell>
          <table:table-cell table:formula="of:=(2*PI()/360)*([.E28]-[.E27])/([.H28]-[.H27])" office:value-type="float" office:value="0.000645616989502618">
            <text:p>0,00064561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19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ran </meta:initial-creator>
    <meta:creation-date>2012-02-26T13:04:16</meta:creation-date>
    <dc:date>2012-02-26T19:58:31</dc:date>
    <dc:creator>Bobran </dc:creator>
    <meta:editing-duration>PT4H34M39S</meta:editing-duration>
    <meta:editing-cycles>2</meta:editing-cycles>
    <meta:generator>LibreOffice/3.3$Linux LibreOffice_project/330m19$Build-401</meta:generator>
    <meta:document-statistic meta:table-count="3" meta:cell-count="220" meta:object-count="0"/>
  </office:meta>
</office:document-meta>
</file>